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/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Standard" style:list-style-name="L10"/>
    <style:style style:name="P15" style:family="paragraph" style:parent-style-name="Standard" style:list-style-name="L1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ejar permisos</text:p>
      <text:p text:style-name="Standard"/>
      <text:p text:style-name="Standard">Grupos Amigos</text:p>
      <text:list xml:id="list1565925714" text:style-name="L1">
        <text:list-item>
          <text:p text:style-name="P1">Que usuarios pueden invitar a otros usuarios</text:p>
        </text:list-item>
        <text:list-item>
          <text:p text:style-name="P1">Que usuarios pueden publicar contenido</text:p>
        </text:list-item>
        <text:list-item>
          <text:p text:style-name="P1">Convertir un miembro del grupo en administrador(hacer las tareas aca mencionadas)</text:p>
        </text:list-item>
      </text:list>
      <text:p text:style-name="Standard">Grupo Album</text:p>
      <text:list xml:id="list1650569921" text:style-name="L2">
        <text:list-item>
          <text:p text:style-name="P2">Que grupos de amigos pueden ver el album</text:p>
        </text:list-item>
        <text:list-item>
          <text:p text:style-name="P2">Que grupos de amigos pueden agregar comentarios</text:p>
        </text:list-item>
      </text:list>
      <text:p text:style-name="Standard"/>
      <text:p text:style-name="Standard">Muro</text:p>
      <text:list xml:id="list1859422574" text:style-name="L3">
        <text:list-item>
          <text:p text:style-name="P3">Que grupos de amigos puede comentar el muro</text:p>
        </text:list-item>
      </text:list>
      <text:p text:style-name="Standard"/>
      <text:p text:style-name="Standard"/>
      <text:p text:style-name="Standard">Manejar Comentarios</text:p>
      <text:p text:style-name="Standard">Gral.</text:p>
      <text:list xml:id="list1715576492" text:style-name="L5">
        <text:list-item>
          <text:p text:style-name="P5">El usuario puede eliminar los comentarios propios y los que le hicieron.</text:p>
        </text:list-item>
      </text:list>
      <text:p text:style-name="Standard"/>
      <text:p text:style-name="Standard">Albumes</text:p>
      <text:list xml:id="list1897368678" text:style-name="L4">
        <text:list-item>
          <text:p text:style-name="P4">Amigo agrega comentario a foto del usuario</text:p>
        </text:list-item>
      </text:list>
      <text:p text:style-name="Standard">Muro</text:p>
      <text:list xml:id="list1166202179" text:style-name="L6">
        <text:list-item>
          <text:p text:style-name="P6">Amigo agrega comentario en muro</text:p>
        </text:list-item>
      </text:list>
      <text:p text:style-name="Standard">Administrador</text:p>
      <text:list xml:id="list601266059" text:style-name="L7">
        <text:list-item>
          <text:p text:style-name="P7">Podrá eliminar comentario de cualquier usuario</text:p>
        </text:list-item>
      </text:list>
      <text:p text:style-name="Standard"/>
      <text:p text:style-name="Standard"/>
      <text:p text:style-name="Standard">Manejar Album</text:p>
      <text:p text:style-name="Standard"/>
      <text:list xml:id="list2142353578" text:style-name="L8">
        <text:list-item>
          <text:p text:style-name="P8">Los usuarios crean álbumes para publicar sus fotos</text:p>
        </text:list-item>
        <text:list-item>
          <text:p text:style-name="P8">Le asignan un nombre</text:p>
        </text:list-item>
        <text:list-item>
          <text:p text:style-name="P8">Pueden subir fotos al album</text:p>
        </text:list-item>
        <text:list-item>
          <text:p text:style-name="P8">Pueden eliminar fotos</text:p>
        </text:list-item>
        <text:list-item>
          <text:p text:style-name="P8">Pueden asignarles <text:span text:style-name="T1">permisos</text:span></text:p>
        </text:list-item>
        <text:list-item>
          <text:p text:style-name="P10">Pueden agregar comentarios a sus fotos</text:p>
        </text:list-item>
      </text:list>
      <text:p text:style-name="P9"/>
      <text:p text:style-name="P9">Administrar Grupos Amigos</text:p>
      <text:p text:style-name="P9"/>
      <text:list xml:id="list1488031848" text:style-name="L9">
        <text:list-item>
          <text:p text:style-name="P11">El usuario crea grupos </text:p>
        </text:list-item>
        <text:list-item>
          <text:p text:style-name="P11">Agrega amigos al grupo</text:p>
        </text:list-item>
        <text:list-item>
          <text:p text:style-name="P11">Coloca permisos al grupo</text:p>
        </text:list-item>
      </text:list>
      <text:p text:style-name="P12"/>
      <text:p text:style-name="P13">Administrar Muro</text:p>
      <text:p text:style-name="P13"/>
      <text:list xml:id="list1883541194" text:style-name="L10">
        <text:list-item>
          <text:p text:style-name="P14">Permite la creacion de comentarios por parte de los Amigos del usuario</text:p>
        </text:list-item>
        <text:list-item>
          <text:p text:style-name="P14">el usuario Puede asignar permisos</text:p>
        </text:list-item>
        <text:list-item>
          <text:p text:style-name="P14">El usuario puede eliminar comentarios</text:p>
        </text:list-item>
      </text:list>
      <text:p text:style-name="Standard"/>
      <text:p text:style-name="Standard">Invitar Amigos</text:p>
      <text:list xml:id="list593553481" text:style-name="L11">
        <text:list-item>
          <text:p text:style-name="P15">EL usuario puede buscar a otros usuarios para solicitarles amistad</text:p>
        </text:list-item>
        <text:list-item>
          <text:p text:style-name="P15">El usuario solicita amistad otros usuarios y envia solicitud (notificaciones) a ese usua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5-13T18:35:58</meta:creation-date>
    <dc:date>2011-05-13T19:32:29</dc:date>
    <dc:creator>Marce </dc:creator>
    <meta:editing-duration>PT56M31S</meta:editing-duration>
    <meta:editing-cycles>15</meta:editing-cycles>
    <meta:generator>LibreOffice/3.3$Linux LibreOffice_project/330m19$Build-202</meta:generator>
    <meta:document-statistic meta:table-count="0" meta:image-count="0" meta:object-count="0" meta:page-count="1" meta:paragraph-count="37" meta:word-count="208" meta:character-count="1241"/>
  </office:meta>
</office:document-meta>
</file>